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1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font-name="Simsun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4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5.9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4.9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3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8.8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7.8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2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1.7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10.7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1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4.6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13.6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7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7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16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4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5.9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4.9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3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8.8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7.8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2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1.7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10.7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1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4.6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13.6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7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7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16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0.816cm" svg:height="0.862cm" svg:x="0.946cm" svg:y="17.156cm">
          <draw:text-box>
            <text:p text:style-name="P5"><text:span text:style-name="T3">A</text:span></text:p>
          </draw:text-box>
        </draw:frame>
        <draw:frame draw:style-name="gr20" draw:text-style-name="P6" draw:layer="layout" svg:width="0.816cm" svg:height="0.862cm" svg:x="0.946cm" svg:y="18.456cm">
          <draw:text-box>
            <text:p text:style-name="P5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1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0-14T16:29:59.598818591</dc:date>
    <meta:editing-duration>PT3H31M14S</meta:editing-duration>
    <meta:editing-cycles>5</meta:editing-cycles>
    <meta:generator>LibreOffice/4.4.5.2$Linux_X86_64 LibreOffice_project/40$Build-2</meta:generator>
    <meta:document-statistic meta:object-count="123"/>
  </office:meta>
</office:document-meta>
</file>